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libri2" svg:font-family="Calibri" style:font-family-generic="swiss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7"/>
    <style:style style:name="P3" style:family="paragraph" style:parent-style-name="List_20_Paragraph" style:list-style-name="WWNum7">
      <style:text-properties fo:font-size="11pt" officeooo:rsid="0011f95a" officeooo:paragraph-rsid="0011f95a"/>
    </style:style>
    <style:style style:name="P4" style:family="paragraph" style:parent-style-name="List_20_Paragraph" style:list-style-name="WWNum7">
      <style:text-properties officeooo:rsid="0011f95a" officeooo:paragraph-rsid="0011f95a"/>
    </style:style>
    <style:style style:name="P5" style:family="paragraph" style:parent-style-name="List_20_Paragraph">
      <style:paragraph-properties fo:margin-left="0.85in" fo:margin-right="0in" fo:text-indent="0in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1062dd"/>
    </style:style>
    <style:style style:name="P8" style:family="paragraph" style:parent-style-name="Standard">
      <style:text-properties style:font-name="Calibri2" officeooo:paragraph-rsid="001062dd"/>
    </style:style>
    <style:style style:name="P9" style:family="paragraph" style:parent-style-name="Standard" style:list-style-name="L1">
      <style:text-properties officeooo:rsid="00134f73" officeooo:paragraph-rsid="00134f73"/>
    </style:style>
    <style:style style:name="P10" style:family="paragraph" style:parent-style-name="Standard">
      <style:text-properties officeooo:rsid="00134f73" officeooo:paragraph-rsid="00134f73"/>
    </style:style>
    <style:style style:name="P11" style:family="paragraph" style:parent-style-name="Standard">
      <style:paragraph-properties fo:margin-left="0.5in" fo:margin-right="0in" fo:text-indent="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officeooo:paragraph-rsid="0011f95a"/>
    </style:style>
    <style:style style:name="P14" style:family="paragraph" style:parent-style-name="Standard">
      <style:paragraph-properties fo:margin-left="0.25in" fo:margin-right="0in" fo:text-indent="0in" style:auto-text-indent="false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officeooo:paragraph-rsid="00134f73" style:font-name-complex="Times New Roman1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text-position="super 58%" style:font-name="Times New Roman" style:font-name-complex="Times New Roman1"/>
    </style:style>
    <style:style style:name="T3" style:family="text">
      <style:text-properties style:text-position="super 58%" style:font-name-complex="Times New Roman1"/>
    </style:style>
    <style:style style:name="T4" style:family="text">
      <style:text-properties style:text-position="super 58%" officeooo:rsid="0011f95a" style:font-name-complex="Times New Roman1"/>
    </style:style>
    <style:style style:name="T5" style:family="text">
      <style:text-properties style:text-position="super 58%" style:font-name="Calibri2" officeooo:rsid="0011f95a" style:font-name-asian="Symbol1" style:font-name-complex="Symbol1"/>
    </style:style>
    <style:style style:name="T6" style:family="text">
      <style:text-properties style:text-position="super 58%" officeooo:rsid="0011f95a"/>
    </style:style>
    <style:style style:name="T7" style:family="text">
      <style:text-properties style:font-name="Symbol" style:font-name-asian="Symbol1" style:font-name-complex="Symbol1"/>
    </style:style>
    <style:style style:name="T8" style:family="text">
      <style:text-properties style:font-name="Symbol" officeooo:rsid="001062dd" style:font-name-asian="Symbol1" style:font-name-complex="Symbol1"/>
    </style:style>
    <style:style style:name="T9" style:family="text">
      <style:text-properties style:font-name-complex="Times New Roman1"/>
    </style:style>
    <style:style style:name="T10" style:family="text">
      <style:text-properties officeooo:rsid="0011f95a" style:font-name-complex="Times New Roman1"/>
    </style:style>
    <style:style style:name="T11" style:family="text">
      <style:text-properties officeooo:rsid="001062dd"/>
    </style:style>
    <style:style style:name="T12" style:family="text">
      <style:text-properties style:font-name="Calibri2"/>
    </style:style>
    <style:style style:name="T13" style:family="text">
      <style:text-properties officeooo:rsid="001062dd" style:font-name-asian="Symbol1" style:font-name-complex="Symbol1"/>
    </style:style>
    <style:style style:name="T14" style:family="text">
      <style:text-properties officeooo:rsid="0011f95a"/>
    </style:style>
    <style:style style:name="T15" style:family="text">
      <style:text-properties style:text-position="sub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1f95a" style:font-name-complex="Times New Roman1"/>
    </style:style>
    <style:style style:name="T18" style:family="text">
      <style:text-properties style:text-position="0% 100%" style:font-name="Symbol" officeooo:rsid="0011f95a" style:font-name-asian="Symbol1" style:font-name-complex="Symbol1"/>
    </style:style>
    <style:style style:name="T19" style:family="text">
      <style:text-properties style:text-position="0% 100%" style:font-name="Symbol" officeooo:rsid="001062dd" style:font-name-asian="Symbol1" style:font-name-complex="Symbol1"/>
    </style:style>
    <style:style style:name="T20" style:family="text">
      <style:text-properties style:text-position="0% 100%" style:font-name="Calibri2" officeooo:rsid="0011f95a" style:font-name-asian="Symbol1" style:font-name-complex="Symbol1"/>
    </style:style>
    <style:style style:name="T21" style:family="text">
      <style:text-properties style:text-position="0% 100%" officeooo:rsid="00134f73"/>
    </style:style>
    <style:style style:name="T22" style:family="text">
      <style:text-properties style:text-position="0% 100%" officeooo:rsid="0011f95a"/>
    </style:style>
    <style:style style:name="T23" style:family="text">
      <style:text-properties officeooo:rsid="00134f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ubmit one per group.</text:p>
      <text:list xml:id="list1278948411" text:style-name="WWNum1">
        <text:list-item>
          <text:p text:style-name="P1">Construct a context-free grammar for the following language.</text:p>
        </text:list-item>
      </text:list>
      <text:p text:style-name="P11"><text:span text:style-name="T1">L = { a</text:span><text:span text:style-name="T2">n</text:span><text:span text:style-name="T1">b</text:span><text:span text:style-name="T2">m</text:span><text:span text:style-name="T1">c</text:span><text:span text:style-name="T2">2n</text:span><text:span text:style-name="T1"> : m </text:span><text:span text:style-name="T7"></text:span><text:span text:style-name="T1"> 0, n &gt; 0} <text:s/></text:span><text:span text:style-name="T7"></text:span><text:span text:style-name="T1"> <text:s/>{b</text:span><text:span text:style-name="T2">n</text:span><text:span text:style-name="T1">a</text:span><text:span text:style-name="T2">n</text:span><text:span text:style-name="T1"> : n &gt; 0}</text:span></text:p>
      <text:p text:style-name="Standard"><text:tab/><text:span text:style-name="T11">S → S1 | S2</text:span></text:p>
      <text:p text:style-name="Standard"><text:tab/><text:span text:style-name="T11">S1 → aBcc</text:span></text:p>
      <text:p text:style-name="P7"><text:tab/><text:span text:style-name="T11">B → aBcc | C</text:span></text:p>
      <text:p text:style-name="P7"><text:tab/><text:span text:style-name="T11">C → bC | b | </text:span><text:span text:style-name="T8"></text:span></text:p>
      <text:p text:style-name="P8"><text:span text:style-name="T13"/></text:p>
      <text:p text:style-name="P8"><text:span text:style-name="T13"><text:tab/>S2 → bXa</text:span></text:p>
      <text:p text:style-name="P8"><text:span text:style-name="T13"><text:tab/>X → bXa | ba | </text:span><text:span text:style-name="T8"></text:span></text:p>
      <text:p text:style-name="P8"><text:span text:style-name="T8"/></text:p>
      <text:list xml:id="list144941204431165" text:continue-numbering="true" text:style-name="WWNum1">
        <text:list-item>
          <text:p text:style-name="P1"><text:span text:style-name="T12">Consider the</text:span> following grammar G = ({S, A}, {a, b}, S, P} <text:s/>where P is defined below</text:p>
        </text:list-item>
      </text:list>
      <text:p text:style-name="P12"><text:tab/>S <text:span text:style-name="T7"></text:span> SS | AAA | <text:span text:style-name="T7"></text:span></text:p>
      <text:p text:style-name="P12"><text:tab/>A <text:span text:style-name="T7"></text:span> aA | Aa | b </text:p>
      <text:list xml:id="list596158032" text:style-name="WWNum7">
        <text:list-item>
          <text:p text:style-name="P2">Describe the language generated by this grammar. <text:s/></text:p>
          <text:list>
            <text:list-item>
              <text:p text:style-name="P4">L = { w in {a, b}* : N<text:span text:style-name="T15">b</text:span><text:span text:style-name="T16">(w) % 3 = 0 }</text:span></text:p>
            </text:list-item>
          </text:list>
        </text:list-item>
        <text:list-item>
          <text:p text:style-name="P2">Give a left-most derivation for the terminal string abbaba.</text:p>
          <text:list>
            <text:list-item>
              <text:p text:style-name="P3">S → AAA → aAAA → abAA → abbA → abbaA → abbaAa → abbaba</text:p>
            </text:list-item>
          </text:list>
        </text:list-item>
        <text:list-item>
          <text:p text:style-name="P2">Show that the grammar is ambiguous by exhibiting two distinct derivation trees for some string w<text:bookmark text:name="_GoBack"/><text:span text:style-name="T7"></text:span>L(G).</text:p>
          <text:list>
            <text:list-item>
              <text:p text:style-name="P4">baabb</text:p>
            </text:list-item>
            <text:list-item>
              <text:p text:style-name="P4">S → AAA → bAA → baAA → baaAA → baabA → baabb</text:p>
            </text:list-item>
            <text:list-item>
              <text:p text:style-name="P4">S → AAA → AaAA → baAA → baaAA → baabA → baabb</text:p>
            </text:list-item>
          </text:list>
        </text:list-item>
      </text:list>
      <text:p text:style-name="P5"/>
      <text:list xml:id="list144942355766634" text:continue-list="list144941204431165" text:style-name="WWNum1">
        <text:list-item>
          <text:p text:style-name="P1"><text:span text:style-name="T9">Let L = { a</text:span><text:span text:style-name="T3">n</text:span><text:span text:style-name="T9">b</text:span><text:span text:style-name="T3">n</text:span><text:span text:style-name="T9"> : n </text:span><text:span text:style-name="T7"></text:span><text:span text:style-name="T9"> 0 }<text:tab/></text:span></text:p>
        </text:list-item>
      </text:list>
      <text:p text:style-name="P12"><text:span text:style-name="T9">a. Show that L</text:span><text:span text:style-name="T3">2 </text:span><text:span text:style-name="T9">is a context-free language.</text:span></text:p>
      <text:p text:style-name="P13"><text:span text:style-name="T9"><text:tab/></text:span><text:span text:style-name="T10">L</text:span><text:span text:style-name="T4">2</text:span><text:span text:style-name="T17"> = { a</text:span><text:span text:style-name="T4">n</text:span><text:span text:style-name="T17">b</text:span><text:span text:style-name="T4">n</text:span><text:span text:style-name="T17">a</text:span><text:span text:style-name="T4">m</text:span><text:span text:style-name="T17">b</text:span><text:span text:style-name="T4">m </text:span><text:span text:style-name="T17">: n </text:span><text:span text:style-name="T18"></text:span><text:span text:style-name="T17"> 0, m </text:span><text:span text:style-name="T18"> </text:span><text:span text:style-name="T20">0</text:span><text:span text:style-name="T17">}</text:span></text:p>
      <text:p text:style-name="P13"><text:span text:style-name="T17"><text:tab/>S → XX</text:span></text:p>
      <text:p text:style-name="P13"><text:span text:style-name="T17"><text:tab/>X → aXb | </text:span><text:span text:style-name="T19"></text:span></text:p>
      <text:p text:style-name="P13"><text:soft-page-break/><text:span text:style-name="T19"><text:tab/></text:span><text:span text:style-name="T20">Now that we have defined a context free grammar for L</text:span><text:span text:style-name="T5">2</text:span><text:span text:style-name="T20">, we may say that it is a context free language.</text:span></text:p>
      <text:p text:style-name="P14"><text:span text:style-name="T9"><text:tab/>b. <text:s/>Show that L</text:span><text:span text:style-name="T3">*</text:span><text:span text:style-name="T9"> is a context-free language.</text:span></text:p>
      <text:p text:style-name="P15"><text:tab/><text:tab/><text:span text:style-name="T14">L* = { </text:span><text:span text:style-name="T23">(</text:span><text:span text:style-name="T14">a</text:span><text:span text:style-name="T6">n</text:span><text:span text:style-name="T14">b</text:span><text:span text:style-name="T6">n </text:span><text:span text:style-name="T22">: n </text:span><text:span text:style-name="T18"></text:span><text:span text:style-name="T22"> 0</text:span><text:span text:style-name="T21">)*</text:span><text:span text:style-name="T14"> }<text:tab/></text:span></text:p>
      <text:p text:style-name="P15"><text:tab/><text:tab/><text:span text:style-name="T23">S → SS | X | </text:span><text:span text:style-name="T19"></text:span></text:p>
      <text:p text:style-name="P15"><text:tab/><text:tab/><text:span text:style-name="T22">X → aXb | </text:span><text:span text:style-name="T19"></text:span></text:p>
      <text:p text:style-name="P14"><text:span text:style-name="T9"/></text:p>
      <text:p text:style-name="P14"><text:span text:style-name="T9">EXTRA CREDIT: <text:s/></text:span>Prove that context-free languages are closed under union.</text:p>
      <text:list xml:id="list1815981229" text:style-name="L1">
        <text:list-item>
          <text:p text:style-name="P9">Each context free language has an associated context free grammar.</text:p>
        </text:list-item>
        <text:list-item>
          <text:p text:style-name="P9">For two context free languages L<text:span text:style-name="T15">1</text:span><text:span text:style-name="T16">, L</text:span><text:span text:style-name="T15">2</text:span><text:span text:style-name="T16">, we defined context free grammars G</text:span><text:span text:style-name="T15">1</text:span><text:span text:style-name="T16">(v</text:span><text:span text:style-name="T15">1</text:span><text:span text:style-name="T16">, t</text:span><text:span text:style-name="T15">1</text:span><text:span text:style-name="T16">, G1, p</text:span><text:span text:style-name="T15">1</text:span><text:span text:style-name="T16">), G</text:span><text:span text:style-name="T15">2</text:span><text:span text:style-name="T16">(v</text:span><text:span text:style-name="T15">2</text:span><text:span text:style-name="T16">, t</text:span><text:span text:style-name="T15">2</text:span><text:span text:style-name="T16">, G2, p</text:span><text:span text:style-name="T15">2</text:span><text:span text:style-name="T16">).</text:span></text:p>
        </text:list-item>
        <text:list-item>
          <text:p text:style-name="P9"><text:span text:style-name="T16">To show that <text:s/>L</text:span><text:span text:style-name="T15">1</text:span><text:span text:style-name="T16">, L</text:span><text:span text:style-name="T15">2 <text:s/></text:span><text:span text:style-name="T16">are closed under union, we must generate G</text:span><text:span text:style-name="T15">12</text:span><text:span text:style-name="T16"> that is a context free grammar for <text:s/>L</text:span><text:span text:style-name="T15">1</text:span><text:span text:style-name="T16"> and L</text:span><text:span text:style-name="T15">2</text:span><text:span text:style-name="T16">.</text:span></text:p>
        </text:list-item>
        <text:list-item>
          <text:p text:style-name="P9"><text:span text:style-name="T16">We do this as follows:</text:span></text:p>
          <text:p text:style-name="P9"><text:span text:style-name="T16">S → G1 | G2</text:span></text:p>
        </text:list-item>
        <text:list-item>
          <text:p text:style-name="P9"><text:span text:style-name="T16">Therefore, we can assert that any two context free languages are closed under union, by creating a context free grammar that describes them both at once, creating thereby a context free language L</text:span><text:span text:style-name="T15">12</text:span><text:span text:style-name="T16"> that is the union of context free languages L</text:span><text:span text:style-name="T15">1</text:span><text:span text:style-name="T16"> and L</text:span><text:span text:style-name="T15">2</text:span><text:span text:style-name="T16">.</text:span></text:p>
        </text:list-item>
      </text:list>
      <text:p text:style-name="P10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libri2" svg:font-family="Calibri" style:font-family-generic="swiss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S 321 Activity 4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ne Schutfort</meta:initial-creator>
    <meta:editing-cycles>12</meta:editing-cycles>
    <meta:creation-date>2020-10-23T20:38:00</meta:creation-date>
    <dc:date>2020-10-23T14:49:40.353331578</dc:date>
    <meta:editing-duration>PT15M39S</meta:editing-duration>
    <meta:generator>LibreOffice/6.4.6.2$Linux_X86_64 LibreOffice_project/40$Build-2</meta:generator>
    <meta:document-statistic meta:table-count="0" meta:image-count="0" meta:object-count="0" meta:page-count="2" meta:paragraph-count="38" meta:word-count="405" meta:character-count="1734" meta:non-whitespace-character-count="13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